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2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01:52:02.69742870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02:10:28.775220802</dc:date>
    <meta:creation-date>2016-09-05T22:47:24Z</meta:creation-date>
    <meta:editing-cycles>1612</meta:editing-cycles>
    <meta:editing-duration>P33DT9H49M</meta:editing-duration>
    <meta:generator>LibreOffice/5.2.7.2$Linux_X86_64 LibreOffice_project/20m0$Build-2</meta:generator>
    <meta:document-statistic meta:table-count="4" meta:cell-count="4383" meta:object-count="0"/>
  </office:meta>
</office:document-meta>
</file>